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1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2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2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1208" calcext:value-type="float">
            <text:p>61.4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0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6904" calcext:value-type="float">
            <text:p>62.0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04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3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25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24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0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2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3048" calcext:value-type="float">
            <text:p>60.9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4384" calcext:value-type="float">
            <text:p>60.9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9624" calcext:value-type="float">
            <text:p>60.9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14" calcext:value-type="float">
            <text:p>60.7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05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3952" calcext:value-type="float">
            <text:p>59.81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1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3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0410322581" calcext:value-type="float">
            <text:p>60.98104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68820645161" calcext:value-type="float">
            <text:p>61.30688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86384" calcext:value-type="float">
            <text:p>61.03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93695483871" calcext:value-type="float">
            <text:p>60.97936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09884" calcext:value-type="float">
            <text:p>60.790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46567741936" calcext:value-type="float">
            <text:p>60.36465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66099354839" calcext:value-type="float">
            <text:p>59.59660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2244" calcext:value-type="float">
            <text:p>59.10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2169032258" calcext:value-type="float">
            <text:p>59.045216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07688" calcext:value-type="float">
            <text:p>58.83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2126451613" calcext:value-type="float">
            <text:p>59.18321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65732413793" calcext:value-type="float">
            <text:p>59.266573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7556129032" calcext:value-type="float">
            <text:p>59.64375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50732903226" calcext:value-type="float">
            <text:p>60.30507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908" calcext:value-type="float">
            <text:p>60.35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219483871" calcext:value-type="float">
            <text:p>60.39321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59068" calcext:value-type="float">
            <text:p>60.315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93710967742" calcext:value-type="float">
            <text:p>59.95937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95020645161" calcext:value-type="float">
            <text:p>59.40950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3344" calcext:value-type="float">
            <text:p>58.98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851612903" calcext:value-type="float">
            <text:p>59.07638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12552" calcext:value-type="float">
            <text:p>59.47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35832258065" calcext:value-type="float">
            <text:p>58.90358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0702857143" calcext:value-type="float">
            <text:p>59.45407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3951483871" calcext:value-type="float">
            <text:p>60.15395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148387097" calcext:value-type="float">
            <text:p>60.7862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9764" calcext:value-type="float">
            <text:p>60.84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97050322581" calcext:value-type="float">
            <text:p>60.95970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843" calcext:value-type="float">
            <text:p>61.098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98668387097" calcext:value-type="float">
            <text:p>61.04986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59698064516" calcext:value-type="float">
            <text:p>60.27596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31848" calcext:value-type="float">
            <text:p>59.87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26505806452" calcext:value-type="float">
            <text:p>59.87265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8272" calcext:value-type="float">
            <text:p>59.85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120928" calcext:value-type="float">
            <text:p>59.571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92522857143" calcext:value-type="float">
            <text:p>60.52925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452516129" calcext:value-type="float">
            <text:p>61.18845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01899354839" calcext:value-type="float">
            <text:p>61.57018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55596" calcext:value-type="float">
            <text:p>61.195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7371612903" calcext:value-type="float">
            <text:p>61.13073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00176" calcext:value-type="float">
            <text:p>61.05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18740645161" calcext:value-type="float">
            <text:p>60.86187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63917419355" calcext:value-type="float">
            <text:p>60.45639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7159" calcext:value-type="float">
            <text:p>60.327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3452" calcext:value-type="float">
            <text:p>59.62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216" calcext:value-type="float">
            <text:p>60.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1852" calcext:value-type="float">
            <text:p>60.79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83622857143" calcext:value-type="float">
            <text:p>61.028362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72348387097" calcext:value-type="float">
            <text:p>61.3272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76041290323" calcext:value-type="float">
            <text:p>61.89760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9988" calcext:value-type="float">
            <text:p>61.813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531612903" calcext:value-type="float">
            <text:p>61.48735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6488" calcext:value-type="float">
            <text:p>61.42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79665806452" calcext:value-type="float">
            <text:p>61.25796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156516129" calcext:value-type="float">
            <text:p>60.72515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2342068966" calcext:value-type="float">
            <text:p>60.009234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3863225807" calcext:value-type="float">
            <text:p>59.83538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188" calcext:value-type="float">
            <text:p>60.05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72309677419" calcext:value-type="float">
            <text:p>60.0672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84817777778" calcext:value-type="float">
            <text:p>60.468481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4506666667" calcext:value-type="float">
            <text:p>59.57045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02774193548" calcext:value-type="float">
            <text:p>61.0902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6776774194" calcext:value-type="float">
            <text:p>61.45367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49752" calcext:value-type="float">
            <text:p>61.29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35858064516" calcext:value-type="float">
            <text:p>61.01358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18637419355" calcext:value-type="float">
            <text:p>60.04186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87672" calcext:value-type="float">
            <text:p>60.13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3860645161" calcext:value-type="float">
            <text:p>60.38638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3672" calcext:value-type="float">
            <text:p>60.24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6411612903" calcext:value-type="float">
            <text:p>60.36264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2188571429" calcext:value-type="float">
            <text:p>61.07821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7774193548" calcext:value-type="float">
            <text:p>61.2807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02218064516" calcext:value-type="float">
            <text:p>61.53022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83176" calcext:value-type="float">
            <text:p>61.418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89757419355" calcext:value-type="float">
            <text:p>61.31897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3456" calcext:value-type="float">
            <text:p>61.26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06188387097" calcext:value-type="float">
            <text:p>60.97061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6455483871" calcext:value-type="float">
            <text:p>60.3764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4084" calcext:value-type="float">
            <text:p>60.341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10766451613" calcext:value-type="float">
            <text:p>60.38107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35112" calcext:value-type="float">
            <text:p>60.50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5074285714" calcext:value-type="float">
            <text:p>60.77450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7566451613" calcext:value-type="float">
            <text:p>61.24975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25958709677" calcext:value-type="float">
            <text:p>61.62259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3468" calcext:value-type="float">
            <text:p>61.78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07334193548" calcext:value-type="float">
            <text:p>61.69073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8912" calcext:value-type="float">
            <text:p>61.51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12836129032" calcext:value-type="float">
            <text:p>61.20128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66429677419" calcext:value-type="float">
            <text:p>60.69664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6244" calcext:value-type="float">
            <text:p>60.62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27249032258" calcext:value-type="float">
            <text:p>60.44272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9028" calcext:value-type="float">
            <text:p>61.045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8287741936" calcext:value-type="float">
            <text:p>61.35982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04808571429" calcext:value-type="float">
            <text:p>61.65048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54061935484" calcext:value-type="float">
            <text:p>61.98540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4376774194" calcext:value-type="float">
            <text:p>62.58143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53726451613" calcext:value-type="float">
            <text:p>62.49537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2908" calcext:value-type="float">
            <text:p>62.38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34338064516" calcext:value-type="float">
            <text:p>62.08343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5978064516" calcext:value-type="float">
            <text:p>61.49059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87352" calcext:value-type="float">
            <text:p>60.89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2227096774" calcext:value-type="float">
            <text:p>60.55422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78590344828" calcext:value-type="float">
            <text:p>60.567859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80572903226" calcext:value-type="float">
            <text:p>60.558057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3772413793" calcext:value-type="float">
            <text:p>60.74637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58067096774" calcext:value-type="float">
            <text:p>61.03580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0558709677" calcext:value-type="float">
            <text:p>61.11205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6641290323" calcext:value-type="float">
            <text:p>61.61566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71416" calcext:value-type="float">
            <text:p>61.40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7749677419" calcext:value-type="float">
            <text:p>60.99077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10677419355" calcext:value-type="float">
            <text:p>60.5310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5964" calcext:value-type="float">
            <text:p>60.575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9442580645" calcext:value-type="float">
            <text:p>59.19894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2948" calcext:value-type="float">
            <text:p>60.499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32745806452" calcext:value-type="float">
            <text:p>60.29327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05944285714" calcext:value-type="float">
            <text:p>61.470594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1735483871" calcext:value-type="float">
            <text:p>61.6971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4856774194" calcext:value-type="float">
            <text:p>61.82248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15072" calcext:value-type="float">
            <text:p>61.74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0797419355" calcext:value-type="float">
            <text:p>61.38907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9672" calcext:value-type="float">
            <text:p>61.1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7073548387" calcext:value-type="float">
            <text:p>60.57270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36646153846" calcext:value-type="float">
            <text:p>60.093664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4088" calcext:value-type="float">
            <text:p>59.88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28582857143" calcext:value-type="float">
            <text:p>59.66285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33331764706" calcext:value-type="float">
            <text:p>59.793333176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9735483871" calcext:value-type="float">
            <text:p>59.949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08745714286" calcext:value-type="float">
            <text:p>60.01087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52437419355" calcext:value-type="float">
            <text:p>60.41524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4008516129" calcext:value-type="float">
            <text:p>60.68400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8008" calcext:value-type="float">
            <text:p>60.73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13276129032" calcext:value-type="float">
            <text:p>60.79132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48088" calcext:value-type="float">
            <text:p>60.67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7143225806" calcext:value-type="float">
            <text:p>60.55471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09688" calcext:value-type="float">
            <text:p>60.43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9692" calcext:value-type="float">
            <text:p>60.01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27744" calcext:value-type="float">
            <text:p>60.602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31144516129" calcext:value-type="float">
            <text:p>61.00311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33345" calcext:value-type="float">
            <text:p>61.2233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99775652174" calcext:value-type="float">
            <text:p>61.4099775652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00851612903" calcext:value-type="float">
            <text:p>62.01008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7112" calcext:value-type="float">
            <text:p>62.10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86221935484" calcext:value-type="float">
            <text:p>61.80862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87592" calcext:value-type="float">
            <text:p>61.59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73101935484" calcext:value-type="float">
            <text:p>61.21731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1734193548" calcext:value-type="float">
            <text:p>60.63917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7432" calcext:value-type="float">
            <text:p>60.45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0480516129" calcext:value-type="float">
            <text:p>60.65048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7964" calcext:value-type="float">
            <text:p>60.143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6036129032" calcext:value-type="float">
            <text:p>60.71360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31546206897" calcext:value-type="float">
            <text:p>61.343154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23122580645" calcext:value-type="float">
            <text:p>61.7623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2260645161" calcext:value-type="float">
            <text:p>62.15422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0632" calcext:value-type="float">
            <text:p>62.38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8585806452" calcext:value-type="float">
            <text:p>62.29885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4242" calcext:value-type="float">
            <text:p>62.134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299483871" calcext:value-type="float">
            <text:p>61.79529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6428" calcext:value-type="float">
            <text:p>61.33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96292" calcext:value-type="float">
            <text:p>60.939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8402580645" calcext:value-type="float">
            <text:p>60.65284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4608" calcext:value-type="float">
            <text:p>60.55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50206451613" calcext:value-type="float">
            <text:p>60.6950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50965714286" calcext:value-type="float">
            <text:p>61.02509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3816774194" calcext:value-type="float">
            <text:p>60.99038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85692307692" calcext:value-type="float">
            <text:p>61.528569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1391" calcext:value-type="float">
            <text:p>61.421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09464" calcext:value-type="float">
            <text:p>61.47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6686451613" calcext:value-type="float">
            <text:p>61.30766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3029677419" calcext:value-type="float">
            <text:p>61.02430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58932" calcext:value-type="float">
            <text:p>60.765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52328" calcext:value-type="float">
            <text:p>60.765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63331612903" calcext:value-type="float">
            <text:p>60.94633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1257" calcext:value-type="float">
            <text:p>61.1112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69050322581" calcext:value-type="float">
            <text:p>61.41690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98428387097" calcext:value-type="float">
            <text:p>61.619842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15352" calcext:value-type="float">
            <text:p>61.71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02190967742" calcext:value-type="float">
            <text:p>61.41021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71904" calcext:value-type="float">
            <text:p>61.13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51476129032" calcext:value-type="float">
            <text:p>60.87514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45757419355" calcext:value-type="float">
            <text:p>60.40457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92652" calcext:value-type="float">
            <text:p>60.05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30322580645" calcext:value-type="float">
            <text:p>59.90303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254" calcext:value-type="float">
            <text:p>59.81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8996129032" calcext:value-type="float">
            <text:p>60.03389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38782857143" calcext:value-type="float">
            <text:p>60.20387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94291612903" calcext:value-type="float">
            <text:p>59.80942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45614193548" calcext:value-type="float">
            <text:p>60.31456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03" calcext:value-type="float">
            <text:p>60.8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3575483871" calcext:value-type="float">
            <text:p>60.88335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55328" calcext:value-type="float">
            <text:p>60.62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00585806452" calcext:value-type="float">
            <text:p>60.47005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514" calcext:value-type="float">
            <text:p>60.17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9992" calcext:value-type="float">
            <text:p>59.8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98797419355" calcext:value-type="float">
            <text:p>60.16987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6944" calcext:value-type="float">
            <text:p>60.21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9957419355" calcext:value-type="float">
            <text:p>60.33599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20339310345" calcext:value-type="float">
            <text:p>60.522033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27678709678" calcext:value-type="float">
            <text:p>60.712767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00926451613" calcext:value-type="float">
            <text:p>60.89009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23685517241" calcext:value-type="float">
            <text:p>61.202368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82415483871" calcext:value-type="float">
            <text:p>61.09824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95328" calcext:value-type="float">
            <text:p>60.87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4868387097" calcext:value-type="float">
            <text:p>60.67648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5189677419" calcext:value-type="float">
            <text:p>60.46651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50432" calcext:value-type="float">
            <text:p>60.31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4053333333" calcext:value-type="float">
            <text:p>60.43540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10016" calcext:value-type="float">
            <text:p>60.54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467483871" calcext:value-type="float">
            <text:p>60.47246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95594285714" calcext:value-type="float">
            <text:p>60.80955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86002580645" calcext:value-type="float">
            <text:p>61.01860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73536774194" calcext:value-type="float">
            <text:p>61.14735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66008" calcext:value-type="float">
            <text:p>61.29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3932903226" calcext:value-type="float">
            <text:p>61.34139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6382" calcext:value-type="float">
            <text:p>61.476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5096774194" calcext:value-type="float">
            <text:p>61.2525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82752" calcext:value-type="float">
            <text:p>61.02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5752" calcext:value-type="float">
            <text:p>60.2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95944" calcext:value-type="float">
            <text:p>60.55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7179354839" calcext:value-type="float">
            <text:p>60.84171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2484" calcext:value-type="float">
            <text:p>61.02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96826666667" calcext:value-type="float">
            <text:p>61.29968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50185714286" calcext:value-type="float">
            <text:p>61.92501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9099354839" calcext:value-type="float">
            <text:p>61.99690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77424" calcext:value-type="float">
            <text:p>61.99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77837419355" calcext:value-type="float">
            <text:p>61.68778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38224516129" calcext:value-type="float">
            <text:p>61.33382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9824" calcext:value-type="float">
            <text:p>60.99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71138064516" calcext:value-type="float">
            <text:p>61.04711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5288" calcext:value-type="float">
            <text:p>61.1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96642580645" calcext:value-type="float">
            <text:p>61.14966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88788571429" calcext:value-type="float">
            <text:p>61.27887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72272" calcext:value-type="float">
            <text:p>61.78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2455384615" calcext:value-type="float">
            <text:p>61.752245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4144" calcext:value-type="float">
            <text:p>61.60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2696774194" calcext:value-type="float">
            <text:p>61.23726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41176" calcext:value-type="float">
            <text:p>60.834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20012903226" calcext:value-type="float">
            <text:p>60.87200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0328" calcext:value-type="float">
            <text:p>60.81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31984516129" calcext:value-type="float">
            <text:p>60.91319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8077241379" calcext:value-type="float">
            <text:p>61.155807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57197419355" calcext:value-type="float">
            <text:p>61.17571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00748387097" calcext:value-type="float">
            <text:p>61.19007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39288" calcext:value-type="float">
            <text:p>61.25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14918709677" calcext:value-type="float">
            <text:p>61.17149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7648" calcext:value-type="float">
            <text:p>60.9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1187096774" calcext:value-type="float">
            <text:p>60.48411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82749677419" calcext:value-type="float">
            <text:p>60.03827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95044" calcext:value-type="float">
            <text:p>59.83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76307096774" calcext:value-type="float">
            <text:p>59.62763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57072" calcext:value-type="float">
            <text:p>59.78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4892903226" calcext:value-type="float">
            <text:p>59.82348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70245714286" calcext:value-type="float">
            <text:p>59.68702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08832258065" calcext:value-type="float">
            <text:p>60.16088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59811612903" calcext:value-type="float">
            <text:p>60.41598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6596" calcext:value-type="float">
            <text:p>60.344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74740645161" calcext:value-type="float">
            <text:p>59.94747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87624" calcext:value-type="float">
            <text:p>59.99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45300645161" calcext:value-type="float">
            <text:p>60.01453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39260645161" calcext:value-type="float">
            <text:p>59.75392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07" calcext:value-type="float">
            <text:p>59.615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00141935484" calcext:value-type="float">
            <text:p>59.2300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84792" calcext:value-type="float">
            <text:p>59.3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5415483871" calcext:value-type="float">
            <text:p>59.6754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244" calcext:value-type="float">
            <text:p>59.73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7116" calcext:value-type="float">
            <text:p>60.252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30201290323" calcext:value-type="float">
            <text:p>60.27302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0992" calcext:value-type="float">
            <text:p>60.25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67101935484" calcext:value-type="float">
            <text:p>60.22671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3368" calcext:value-type="float">
            <text:p>60.07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41775483871" calcext:value-type="float">
            <text:p>59.82417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05458064516" calcext:value-type="float">
            <text:p>59.5505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12764210526" calcext:value-type="float">
            <text:p>59.2212764210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8229677419" calcext:value-type="float">
            <text:p>59.46982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51056" calcext:value-type="float">
            <text:p>59.59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1088" calcext:value-type="float">
            <text:p>59.25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38478571429" calcext:value-type="float">
            <text:p>59.633847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18375384615" calcext:value-type="float">
            <text:p>60.01183753846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0964" calcext:value-type="float">
            <text:p>60.29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13286451613" calcext:value-type="float">
            <text:p>60.11132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67741935484" calcext:value-type="float">
            <text:p>59.9767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4232" calcext:value-type="float">
            <text:p>59.5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30451612903" calcext:value-type="float">
            <text:p>59.0230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78857142857" calcext:value-type="float">
            <text:p>59.82788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6136" calcext:value-type="float">
            <text:p>60.01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20427586207" calcext:value-type="float">
            <text:p>59.96204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51602580645" calcext:value-type="float">
            <text:p>60.16516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8263225807" calcext:value-type="float">
            <text:p>60.30782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8152" calcext:value-type="float">
            <text:p>60.26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88673548387" calcext:value-type="float">
            <text:p>60.32886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09616" calcext:value-type="float">
            <text:p>60.22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3576" calcext:value-type="float">
            <text:p>59.96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8399483871" calcext:value-type="float">
            <text:p>59.92839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5344" calcext:value-type="float">
            <text:p>59.31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8376774193" calcext:value-type="float">
            <text:p>59.304837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01088" calcext:value-type="float">
            <text:p>59.90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1800516129" calcext:value-type="float">
            <text:p>59.78180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7665714286" calcext:value-type="float">
            <text:p>59.90876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87984516129" calcext:value-type="float">
            <text:p>59.99879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19996129032" calcext:value-type="float">
            <text:p>60.07199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1208" calcext:value-type="float">
            <text:p>60.2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51024516129" calcext:value-type="float">
            <text:p>60.1451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3408" calcext:value-type="float">
            <text:p>59.97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268516129" calcext:value-type="float">
            <text:p>59.71626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05574193548" calcext:value-type="float">
            <text:p>59.52055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14228" calcext:value-type="float">
            <text:p>59.491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80188387097" calcext:value-type="float">
            <text:p>59.21801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8054" calcext:value-type="float">
            <text:p>58.598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40978064516" calcext:value-type="float">
            <text:p>59.01409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99878571429" calcext:value-type="float">
            <text:p>59.229987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44987096774" calcext:value-type="float">
            <text:p>59.71449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09216" calcext:value-type="float">
            <text:p>59.90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9336516129" calcext:value-type="float">
            <text:p>59.87933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6692" calcext:value-type="float">
            <text:p>59.86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03956129032" calcext:value-type="float">
            <text:p>59.43039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2627096774" calcext:value-type="float">
            <text:p>59.35026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74752" calcext:value-type="float">
            <text:p>59.564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49735483871" calcext:value-type="float">
            <text:p>59.3349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33184" calcext:value-type="float">
            <text:p>59.11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56615483871" calcext:value-type="float">
            <text:p>59.50566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40312857143" calcext:value-type="float">
            <text:p>59.904031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71272258065" calcext:value-type="float">
            <text:p>59.82712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677" calcext:value-type="float">
            <text:p>59.89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08587368421" calcext:value-type="float">
            <text:p>60.2508587368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94110967742" calcext:value-type="float">
            <text:p>60.27941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94504" calcext:value-type="float">
            <text:p>60.16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00825806452" calcext:value-type="float">
            <text:p>59.9000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1780645161" calcext:value-type="float">
            <text:p>59.86517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67232" calcext:value-type="float">
            <text:p>59.7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1216516129" calcext:value-type="float">
            <text:p>59.68121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25224" calcext:value-type="float">
            <text:p>59.60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57858064516" calcext:value-type="float">
            <text:p>59.56578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12030344828" calcext:value-type="float">
            <text:p>59.891203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68495483871" calcext:value-type="float">
            <text:p>59.86684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5808516129" calcext:value-type="float">
            <text:p>59.84580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4208" calcext:value-type="float">
            <text:p>60.23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09091612903" calcext:value-type="float">
            <text:p>60.22090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3544" calcext:value-type="float">
            <text:p>60.03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20549677419" calcext:value-type="float">
            <text:p>59.80205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45019354839" calcext:value-type="float">
            <text:p>59.4945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93328" calcext:value-type="float">
            <text:p>59.27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08417391304" calcext:value-type="float">
            <text:p>59.08084173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3107096774" calcext:value-type="float">
            <text:p>59.35331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64851428571" calcext:value-type="float">
            <text:p>59.616485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84291764706" calcext:value-type="float">
            <text:p>59.418429176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61231304348" calcext:value-type="float">
            <text:p>60.156123130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612" calcext:value-type="float">
            <text:p>60.26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5476129032" calcext:value-type="float">
            <text:p>60.26554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6372" calcext:value-type="float">
            <text:p>60.12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1096774194" calcext:value-type="float">
            <text:p>59.5761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9210434783" calcext:value-type="float">
            <text:p>59.35092104347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6274285714" calcext:value-type="float">
            <text:p>59.44862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84106666667" calcext:value-type="float">
            <text:p>59.75841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1046153846" calcext:value-type="float">
            <text:p>59.804104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61291428571" calcext:value-type="float">
            <text:p>59.81612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50098064516" calcext:value-type="float">
            <text:p>60.21500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40206451613" calcext:value-type="float">
            <text:p>60.3140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3178181818" calcext:value-type="float">
            <text:p>59.554317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4232" calcext:value-type="float">
            <text:p>59.54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72087741936" calcext:value-type="float">
            <text:p>59.44720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41887272727" calcext:value-type="float">
            <text:p>59.214188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4387368421" calcext:value-type="float">
            <text:p>59.17643873684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6116129032" calcext:value-type="float">
            <text:p>59.25361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35216" calcext:value-type="float">
            <text:p>59.11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171792" calcext:value-type="float">
            <text:p>59.251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65125" calcext:value-type="float">
            <text:p>59.7265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33796129032" calcext:value-type="float">
            <text:p>59.68337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95067096774" calcext:value-type="float">
            <text:p>60.15950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6904" calcext:value-type="float">
            <text:p>60.8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66784" calcext:value-type="float">
            <text:p>60.923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37943529412" calcext:value-type="float">
            <text:p>60.79379435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691612903" calcext:value-type="float">
            <text:p>60.62476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51216" calcext:value-type="float">
            <text:p>60.48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0058" calcext:value-type="float">
            <text:p>59.900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8364" calcext:value-type="float">
            <text:p>59.80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09963870968" calcext:value-type="float">
            <text:p>59.910996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0952" calcext:value-type="float">
            <text:p>59.96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40873548387" calcext:value-type="float">
            <text:p>60.18408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8069677419" calcext:value-type="float">
            <text:p>60.48480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43896" calcext:value-type="float">
            <text:p>60.72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49020645161" calcext:value-type="float">
            <text:p>60.70490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4048" calcext:value-type="float">
            <text:p>60.49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6056516129" calcext:value-type="float">
            <text:p>60.30605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07011612903" calcext:value-type="float">
            <text:p>60.08070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84144" calcext:value-type="float">
            <text:p>60.00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36886451613" calcext:value-type="float">
            <text:p>59.94368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41475" calcext:value-type="float">
            <text:p>59.8541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37032258065" calcext:value-type="float">
            <text:p>59.8637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07114285714" calcext:value-type="float">
            <text:p>60.12071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9612903226" calcext:value-type="float">
            <text:p>60.1709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75202580645" calcext:value-type="float">
            <text:p>59.99752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578" calcext:value-type="float">
            <text:p>60.21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21989677419" calcext:value-type="float">
            <text:p>60.19219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834" calcext:value-type="float">
            <text:p>60.37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55362580645" calcext:value-type="float">
            <text:p>60.12553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48658064516" calcext:value-type="float">
            <text:p>59.8248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80532413793" calcext:value-type="float">
            <text:p>59.678053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42808888889" calcext:value-type="float">
            <text:p>59.764280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95756" calcext:value-type="float">
            <text:p>59.79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0464516129" calcext:value-type="float">
            <text:p>59.760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6796923077" calcext:value-type="float">
            <text:p>59.774679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0430967742" calcext:value-type="float">
            <text:p>60.00204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99885714286" calcext:value-type="float">
            <text:p>59.7799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5176" calcext:value-type="float">
            <text:p>59.95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0203870968" calcext:value-type="float">
            <text:p>60.10302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31896" calcext:value-type="float">
            <text:p>60.01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19277419355" calcext:value-type="float">
            <text:p>59.7919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73184516129" calcext:value-type="float">
            <text:p>59.58731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1756" calcext:value-type="float">
            <text:p>59.393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4895483871" calcext:value-type="float">
            <text:p>59.3248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15148" calcext:value-type="float">
            <text:p>59.211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0155294118" calcext:value-type="float">
            <text:p>59.1120155294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4189" calcext:value-type="float">
            <text:p>59.424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78330322581" calcext:value-type="float">
            <text:p>59.6978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62608" calcext:value-type="float">
            <text:p>59.84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89370322581" calcext:value-type="float">
            <text:p>60.14893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25976" calcext:value-type="float">
            <text:p>60.10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6673548387" calcext:value-type="float">
            <text:p>59.87166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81339354839" calcext:value-type="float">
            <text:p>59.59813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65" calcext:value-type="float">
            <text:p>59.62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25078709677" calcext:value-type="float">
            <text:p>58.63250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9828" calcext:value-type="float">
            <text:p>59.018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63411612903" calcext:value-type="float">
            <text:p>59.48634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78256551724" calcext:value-type="float">
            <text:p>59.827825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84918709678" calcext:value-type="float">
            <text:p>60.028491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90561290323" calcext:value-type="float">
            <text:p>59.7990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85384" calcext:value-type="float">
            <text:p>60.23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22624516129" calcext:value-type="float">
            <text:p>60.28226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91" calcext:value-type="float">
            <text:p>60.11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3072" calcext:value-type="float">
            <text:p>59.88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49549473684" calcext:value-type="float">
            <text:p>58.854954947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9716129032" calcext:value-type="float">
            <text:p>59.4669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3312857143" calcext:value-type="float">
            <text:p>59.637331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1703225806" calcext:value-type="float">
            <text:p>59.63117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5408" calcext:value-type="float">
            <text:p>59.5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713376" calcext:value-type="float">
            <text:p>60.247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77455483871" calcext:value-type="float">
            <text:p>60.17774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035" calcext:value-type="float">
            <text:p>59.95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21330322581" calcext:value-type="float">
            <text:p>59.8121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50859354839" calcext:value-type="float">
            <text:p>59.59508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0344" calcext:value-type="float">
            <text:p>59.38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16157419355" calcext:value-type="float">
            <text:p>59.58161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84384" calcext:value-type="float">
            <text:p>59.43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5095483871" calcext:value-type="float">
            <text:p>59.43250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45207272727" calcext:value-type="float">
            <text:p>59.584520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92018947368" calcext:value-type="float">
            <text:p>60.2292018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76596" calcext:value-type="float">
            <text:p>60.217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66407741936" calcext:value-type="float">
            <text:p>60.236640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05504" calcext:value-type="float">
            <text:p>60.08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78530322581" calcext:value-type="float">
            <text:p>59.85785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74298947368" calcext:value-type="float">
            <text:p>59.7674298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48549565217" calcext:value-type="float">
            <text:p>60.0148549565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3976774194" calcext:value-type="float">
            <text:p>59.97539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05481428572" calcext:value-type="float">
            <text:p>60.120548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2249032258" calcext:value-type="float">
            <text:p>60.25222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89861935484" calcext:value-type="float">
            <text:p>60.14898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7656" calcext:value-type="float">
            <text:p>60.17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9625806452" calcext:value-type="float">
            <text:p>60.0829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98828" calcext:value-type="float">
            <text:p>59.869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80529032258" calcext:value-type="float">
            <text:p>59.6380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63673548387" calcext:value-type="float">
            <text:p>59.37636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87032" calcext:value-type="float">
            <text:p>59.11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9749677419" calcext:value-type="float">
            <text:p>59.16197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8716" calcext:value-type="float">
            <text:p>58.738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37709677419" calcext:value-type="float">
            <text:p>59.0537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63632" calcext:value-type="float">
            <text:p>59.44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5747826087" calcext:value-type="float">
            <text:p>59.3965747826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63962580645" calcext:value-type="float">
            <text:p>59.38639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9228" calcext:value-type="float">
            <text:p>59.554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04418064516" calcext:value-type="float">
            <text:p>59.48044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23756" calcext:value-type="float">
            <text:p>59.342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1211612903" calcext:value-type="float">
            <text:p>59.25012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68100645161" calcext:value-type="float">
            <text:p>59.20681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56196" calcext:value-type="float">
            <text:p>59.135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4203870968" calcext:value-type="float">
            <text:p>59.11242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2376" calcext:value-type="float">
            <text:p>58.23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62270967742" calcext:value-type="float">
            <text:p>58.4262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69005714286" calcext:value-type="float">
            <text:p>59.456900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71712258065" calcext:value-type="float">
            <text:p>59.417171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7256774194" calcext:value-type="float">
            <text:p>59.55172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32404" calcext:value-type="float">
            <text:p>60.01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56175483871" calcext:value-type="float">
            <text:p>59.91561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15696" calcext:value-type="float">
            <text:p>59.75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9899354839" calcext:value-type="float">
            <text:p>59.58898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028387097" calcext:value-type="float">
            <text:p>59.432902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266" calcext:value-type="float">
            <text:p>59.405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41699354839" calcext:value-type="float">
            <text:p>59.12416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19188" calcext:value-type="float">
            <text:p>59.141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7659354839" calcext:value-type="float">
            <text:p>59.32076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7267142857" calcext:value-type="float">
            <text:p>59.698726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30092903226" calcext:value-type="float">
            <text:p>59.79300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7636129032" calcext:value-type="float">
            <text:p>59.70776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33496" calcext:value-type="float">
            <text:p>60.02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18896774194" calcext:value-type="float">
            <text:p>60.10188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091" calcext:value-type="float">
            <text:p>60.164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87317419355" calcext:value-type="float">
            <text:p>60.12873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3824516129" calcext:value-type="float">
            <text:p>59.9738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1156" calcext:value-type="float">
            <text:p>59.92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37207741935" calcext:value-type="float">
            <text:p>59.733720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10012" calcext:value-type="float">
            <text:p>59.471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4504516129" calcext:value-type="float">
            <text:p>59.50045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175714286" calcext:value-type="float">
            <text:p>59.935817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73584516129" calcext:value-type="float">
            <text:p>59.9073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21330322581" calcext:value-type="float">
            <text:p>59.8121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0424" calcext:value-type="float">
            <text:p>59.82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5222" calcext:value-type="float">
            <text:p>59.815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7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839089493500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9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351" meta:object-count="0"/>
    <meta:user-defined meta:name="AppVersion">3.0</meta:user-defined>
  </office:meta>
</office:document-meta>
</file>